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61in"/>
    </style:style>
    <style:style style:name="co2" style:family="table-column">
      <style:table-column-properties fo:break-before="auto" style:column-width="2.094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3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fo:background-color="#3333ff" style:text-align-source="fix" style:repeat-content="false" fo:wrap-option="wrap" fo:border-left="0.74pt solid #000000" fo:padding="0.028in" fo:border-right="0.74pt solid #000000" fo:border-top="0.74pt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3333ff" style:text-align-source="fix" style:repeat-content="false" fo:wrap-option="wrap" fo:border-left="0.74pt solid #000000" fo:padding="0.028in" fo:border-right="0.74pt solid #000000" fo:border-top="none"/>
      <style:paragraph-properties fo:text-align="end" fo:margin-left="0in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66ffff" style:text-align-source="fix" style:repeat-content="false" fo:wrap-option="wrap" fo:border-left="0.74pt solid #000000" fo:padding="0.028in" fo:border-right="0.74pt solid #000000" fo:border-top="none"/>
      <style:paragraph-properties fo:text-align="end" fo:margin-left="0in"/>
      <style:text-properties style:use-window-font-color="true" style:text-underline-style="none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66ffff" fo:border-left="0.74pt solid #000000" fo:padding="0.028in" fo:border-right="0.74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ackground-color="#66ffff" fo:border-left="0.74pt solid #000000" fo:padding="0.028in" fo:border-right="0.74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333ff" style:text-align-source="fix" style:repeat-content="false" fo:wrap-option="wrap" fo:border="0.74pt solid #000000" fo:padding="0.028in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3333ff" style:text-align-source="fix" style:repeat-content="false" fo:wrap-option="wrap" fo:border-left="0.74pt solid #000000" fo:padding="0.028in" fo:border-right="none" fo:border-top="none"/>
      <style:paragraph-properties fo:text-align="end" fo:margin-left="0in"/>
      <style:text-properties fo:color="#ffffff" fo:font-weight="bold" style:font-weight-asian="bold" style:font-weight-complex="bold"/>
    </style:style>
    <style:style style:name="ce17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74pt solid #000000" fo:padding="0.028in" fo:border-right="none" fo:border-top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18" style:family="table-cell" style:parent-style-name="Default" style:data-style-name="N129">
      <style:table-cell-properties fo:border-bottom="none" fo:border-left="0.74pt solid #000000" fo:padding="0.028in" fo:border-right="none" fo:border-top="none"/>
    </style:style>
    <style:style style:name="ce19" style:family="table-cell" style:parent-style-name="Default" style:data-style-name="N129">
      <style:table-cell-properties fo:border-bottom="0.74pt solid #000000" fo:border-left="0.74pt solid #000000" fo:padding="0.028in" fo:border-right="none" fo:border-top="none"/>
    </style:style>
    <style:style style:name="ce20" style:family="table-cell" style:parent-style-name="Default">
      <style:table-cell-properties fo:border-bottom="0.74pt solid #000000" fo:background-color="#3333ff" style:text-align-source="fix" style:repeat-content="false" fo:wrap-option="wrap" fo:border-left="none" fo:padding="0.028in" fo:border-right="0.74pt solid #000000" fo:border-top="0.74pt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3333ff" style:text-align-source="fix" style:repeat-content="false" fo:wrap-option="wrap" fo:border-left="none" fo:padding="0.028in" fo:border-right="0.74pt solid #000000" fo:border-top="none"/>
      <style:paragraph-properties fo:text-align="end" fo:margin-left="0in"/>
      <style:text-properties fo:color="#ffffff" fo:font-weight="bold" style:font-weight-asian="bold" style:font-weight-complex="bold"/>
    </style:style>
    <style:style style:name="ce22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padding="0.028in" fo:border-right="0.74pt solid #000000" fo:border-top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23" style:family="table-cell" style:parent-style-name="Default" style:data-style-name="N129">
      <style:table-cell-properties fo:border-bottom="none" fo:border-left="none" fo:padding="0.028in" fo:border-right="0.74pt solid #000000" fo:border-top="none"/>
    </style:style>
    <style:style style:name="ce24" style:family="table-cell" style:parent-style-name="Default" style:data-style-name="N129">
      <style:table-cell-properties fo:border-bottom="0.74pt solid #000000" fo:border-left="none" fo:padding="0.028in" fo:border-right="0.74pt solid #000000" fo:border-top="none"/>
    </style:style>
    <style:style style:name="ce25" style:family="table-cell" style:parent-style-name="Default" style:data-style-name="N2">
      <style:table-cell-properties fo:border-bottom="none" fo:border-left="0.74pt solid #000000" fo:padding="0.028in" fo:border-right="none" fo:border-top="none"/>
    </style:style>
    <style:style style:name="ce26" style:family="table-cell" style:parent-style-name="Default" style:data-style-name="N2">
      <style:table-cell-properties fo:border-bottom="0.74pt solid #000000" fo:border-left="0.74pt solid #000000" fo:padding="0.028in" fo:border-right="none" fo:border-top="none"/>
    </style:style>
    <style:style style:name="ce27" style:family="table-cell" style:parent-style-name="Default" style:data-style-name="N2">
      <style:table-cell-properties fo:border-bottom="none" fo:border-left="none" fo:padding="0.028in" fo:border-right="0.74pt solid #000000" fo:border-top="none"/>
    </style:style>
    <style:style style:name="ce28" style:family="table-cell" style:parent-style-name="Default" style:data-style-name="N2">
      <style:table-cell-properties fo:border-bottom="0.74pt solid #000000" fo:border-left="none" fo:padding="0.028in" fo:border-right="0.74pt solid #000000" fo:border-top="none"/>
    </style:style>
    <style:style style:name="ce29" style:family="table-cell" style:parent-style-name="Default">
      <style:table-cell-properties fo:border-bottom="none" fo:background-color="#3333ff" style:text-align-source="fix" style:repeat-content="false" fo:wrap-option="wrap" fo:border-left="0.74pt solid #000000" fo:padding="0.028in" fo:border-right="0.74pt solid #000000" fo:border-top="0.74pt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3333ff" style:text-align-source="fix" style:repeat-content="false" fo:wrap-option="wrap" fo:border-left="0.74pt solid #000000" fo:padding="0.028in" fo:border-right="0.74pt solid #000000" fo:border-top="none"/>
      <style:paragraph-properties fo:text-align="end" fo:margin-left="0in"/>
      <style:text-properties fo:color="#ffffff" fo:font-weight="bold" style:font-weight-asian="bold" style:font-weight-complex="bold"/>
    </style:style>
    <style:style style:name="ce31" style:family="table-cell" style:parent-style-name="Default" style:data-style-name="N4">
      <style:table-cell-properties fo:border-bottom="none" fo:border-left="0.74pt solid #000000" fo:padding="0.028in" fo:border-right="0.74pt solid #000000" fo:border-top="none"/>
    </style:style>
    <style:style style:name="ce32" style:family="table-cell" style:parent-style-name="Default" style:data-style-name="N4">
      <style:table-cell-properties fo:border-bottom="0.74pt solid #000000" fo:border-left="0.74pt solid #000000" fo:padding="0.028in" fo:border-right="0.74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svg:stroke-color="#000000" draw:fill="none" draw:fill-color="#ffffff" fo:min-height="0.3976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Hardware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 table:style-name="ce1" office:value-type="string" calcext:value-type="string">
            <text:p>CPU</text:p>
          </table:table-cell>
          <table:table-cell/>
        </table:table-row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Intel(R) Core(TM) i7-9800X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3.8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16 (physical)</text:p>
          </table:table-cell>
        </table:table-row>
        <table:table-row table:style-name="ro1">
          <table:table-cell office:value-type="string" calcext:value-type="string">
            <text:p>HyperThreading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32 GB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GPU</text:p>
          </table:table-cell>
          <table:table-cell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Quadro RTX 400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1,54 GHz</text:p>
          </table:table-cell>
        </table:table-row>
        <table:table-row table:style-name="ro1">
          <table:table-cell office:value-type="string" calcext:value-type="string">
            <text:p>CUDA Cores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office:value-type="string" calcext:value-type="string">
            <text:p>Device memory</text:p>
          </table:table-cell>
          <table:table-cell office:value-type="string" calcext:value-type="string">
            <text:p>7780 Mbytes</text:p>
          </table:table-cell>
        </table:table-row>
        <table:table-row table:style-name="ro1">
          <table:table-cell office:value-type="string" calcext:value-type="string">
            <text:p>Compiler</text:p>
          </table:table-cell>
          <table:table-cell office:value-type="string" calcext:value-type="string">
            <text:p>nvcc</text:p>
          </table:table-cell>
        </table:table-row>
        <table:table-row table:style-name="ro1">
          <table:table-cell office:value-type="string" calcext:value-type="string">
            <text:p>Flags</text:p>
          </table:table-cell>
          <table:table-cell office:value-type="string" calcext:value-type="string">
            <text:p>-Xcompiler -fopenmp -O2</text:p>
          </table:table-cell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1" table:style-name="ta1">
        <table:shapes>
          <draw:frame draw:z-index="0" draw:style-name="gr1" draw:text-style-name="P1" svg:width="5.0476in" svg:height="3.5445in" svg:x="0.0445in" svg:y="2.9055in">
            <draw:object draw:notify-on-update-of-ranges="Sheet1.A3:Sheet1.A13 Sheet1.A3:Sheet1.A13 Sheet1.B2:Sheet1.B2 Sheet1.B3:Sheet1.B13 Sheet1.A3:Sheet1.A13 Sheet1.C2:Sheet1.C2 Sheet1.C3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0244in" svg:height="3.5996in" svg:x="0.0791in" svg:y="6.6173in">
            <draw:object draw:notify-on-update-of-ranges="Sheet1.A3:Sheet1.A13 Sheet1.A3:Sheet1.A13 Sheet1.D2:Sheet1.D2 Sheet1.D3:Sheet1.D13 Sheet1.A3:Sheet1.A13 Sheet1.E2:Sheet1.E2 Sheet1.E3:Sheet1.E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.9354in" svg:height="3.5429in" svg:x="0.1736in" svg:y="10.4398in">
            <draw:object draw:notify-on-update-of-ranges="Sheet1.A3:Sheet1.A13 Sheet1.F2:Sheet1.F2 Sheet1.F3:Sheet1.F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Text Frame 1" draw:style-name="gr2" draw:text-style-name="P2" svg:width="1.6551in" svg:height="0.3976in" svg:x="6.6783in" svg:y="0.1071in">
            <draw:text-box>
              <text:p>Execution times are the average of 5 runs.</text:p>
            </draw:text-box>
          </draw:frame>
        </table:shapes>
        <table:table-column table:style-name="co4" table:default-cell-style-name="ce13"/>
        <table:table-column table:style-name="co4" table:default-cell-style-name="ce18"/>
        <table:table-column table:style-name="co4" table:default-cell-style-name="ce23"/>
        <table:table-column table:style-name="co4" table:default-cell-style-name="ce25"/>
        <table:table-column table:style-name="co4" table:default-cell-style-name="ce27"/>
        <table:table-column table:style-name="co4" table:default-cell-style-name="ce31"/>
        <table:table-row table:style-name="ro2">
          <table:table-cell table:style-name="ce4"/>
          <table:table-cell table:style-name="ce15" office:value-type="string" calcext:value-type="string" table:number-columns-spanned="2" table:number-rows-spanned="1">
            <text:p>Wall-clock time</text:p>
          </table:table-cell>
          <table:covered-table-cell table:style-name="ce20"/>
          <table:table-cell table:style-name="ce15" office:value-type="string" calcext:value-type="string" table:number-columns-spanned="2" table:number-rows-spanned="1">
            <text:p>Throughput (Mops/s)</text:p>
          </table:table-cell>
          <table:covered-table-cell table:style-name="ce20"/>
          <table:table-cell table:style-name="ce29"/>
        </table:table-row>
        <table:table-row table:style-name="ro3">
          <table:table-cell table:style-name="ce5" office:value-type="string" calcext:value-type="string">
            <text:p>Problem size (matrix side n)</text:p>
          </table:table-cell>
          <table:table-cell table:style-name="ce16" office:value-type="string" calcext:value-type="string">
            <text:p>CUDA</text:p>
          </table:table-cell>
          <table:table-cell table:style-name="ce21" office:value-type="string" calcext:value-type="string">
            <text:p>OpenMP</text:p>
            <text:p>(16 cores)</text:p>
          </table:table-cell>
          <table:table-cell table:style-name="ce16" office:value-type="string" calcext:value-type="string">
            <text:p>CUDA</text:p>
          </table:table-cell>
          <table:table-cell table:style-name="ce21" office:value-type="string" calcext:value-type="string">
            <text:p>OpenMP</text:p>
            <text:p>(16 cores)</text:p>
          </table:table-cell>
          <table:table-cell table:style-name="ce30" office:value-type="string" calcext:value-type="string">
            <text:p>CUDA speedup vs OpenMP</text:p>
          </table:table-cell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style-name="ce17" office:value-type="float" office:value="0.000105" calcext:value-type="float">
            <text:p>0.0001</text:p>
          </table:table-cell>
          <table:table-cell table:style-name="ce22" office:value-type="float" office:value="0.000928" calcext:value-type="float">
            <text:p>0.0009</text:p>
          </table:table-cell>
          <table:table-cell table:formula="of:=([.$A3]*[.$A3]*[.$A3]/1000000)/[.B3]" office:value-type="float" office:value="19972.8761904762" calcext:value-type="float">
            <text:p>19972.88</text:p>
          </table:table-cell>
          <table:table-cell table:formula="of:=([.$A3]*[.$A3]*[.$A3]/1000000)/[.C3]" office:value-type="float" office:value="2259.86206896552" calcext:value-type="float">
            <text:p>2259.86</text:p>
          </table:table-cell>
          <table:table-cell table:formula="of:=[.C3]/[.B3]" office:value-type="float" office:value="8.83809523809524" calcext:value-type="float">
            <text:p>8.84</text:p>
          </table:table-cell>
        </table:table-row>
        <table:table-row table:style-name="ro2">
          <table:table-cell table:style-name="ce7" office:value-type="float" office:value="256" calcext:value-type="float">
            <text:p>256</text:p>
          </table:table-cell>
          <table:table-cell table:style-name="ce17" office:value-type="float" office:value="0.000205" calcext:value-type="float">
            <text:p>0.0002</text:p>
          </table:table-cell>
          <table:table-cell table:style-name="ce22" office:value-type="float" office:value="0.003863" calcext:value-type="float">
            <text:p>0.0039</text:p>
          </table:table-cell>
          <table:table-cell table:formula="of:=([.$A4]*[.$A4]*[.$A4]/1000000)/[.B4]" office:value-type="float" office:value="81840.0780487805" calcext:value-type="float">
            <text:p>81840.08</text:p>
          </table:table-cell>
          <table:table-cell table:formula="of:=([.$A4]*[.$A4]*[.$A4]/1000000)/[.C4]" office:value-type="float" office:value="4343.0535852964" calcext:value-type="float">
            <text:p>4343.05</text:p>
          </table:table-cell>
          <table:table-cell table:formula="of:=[.C4]/[.B4]" office:value-type="float" office:value="18.8439024390244" calcext:value-type="float">
            <text:p>18.84</text:p>
          </table:table-cell>
        </table:table-row>
        <table:table-row table:style-name="ro2">
          <table:table-cell table:style-name="ce7" office:value-type="float" office:value="385" calcext:value-type="float">
            <text:p>385</text:p>
          </table:table-cell>
          <table:table-cell table:style-name="ce17" office:value-type="float" office:value="0.000529" calcext:value-type="float">
            <text:p>0.0005</text:p>
          </table:table-cell>
          <table:table-cell table:style-name="ce22" office:value-type="float" office:value="0.007798" calcext:value-type="float">
            <text:p>0.0078</text:p>
          </table:table-cell>
          <table:table-cell table:formula="of:=([.$A5]*[.$A5]*[.$A5]/1000000)/[.B5]" office:value-type="float" office:value="107876.417769376" calcext:value-type="float">
            <text:p>107876.42</text:p>
          </table:table-cell>
          <table:table-cell table:formula="of:=([.$A5]*[.$A5]*[.$A5]/1000000)/[.C5]" office:value-type="float" office:value="7318.11041292639" calcext:value-type="float">
            <text:p>7318.11</text:p>
          </table:table-cell>
          <table:table-cell table:formula="of:=[.C5]/[.B5]" office:value-type="float" office:value="14.7410207939509" calcext:value-type="float">
            <text:p>14.74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float" office:value="0.001344" calcext:value-type="float">
            <text:p>0.0013</text:p>
          </table:table-cell>
          <table:table-cell office:value-type="float" office:value="0.01855" calcext:value-type="float">
            <text:p>0.0186</text:p>
          </table:table-cell>
          <table:table-cell table:formula="of:=([.$A6]*[.$A6]*[.$A6]/1000000)/[.B6]" office:value-type="float" office:value="170551.285714286" calcext:value-type="float">
            <text:p>170551.29</text:p>
          </table:table-cell>
          <table:table-cell table:formula="of:=([.$A6]*[.$A6]*[.$A6]/1000000)/[.C6]" office:value-type="float" office:value="12356.9233423181" calcext:value-type="float">
            <text:p>12356.92</text:p>
          </table:table-cell>
          <table:table-cell table:formula="of:=[.C6]/[.B6]" office:value-type="float" office:value="13.8020833333333" calcext:value-type="float">
            <text:p>13.80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0.004017" calcext:value-type="float">
            <text:p>0.0040</text:p>
          </table:table-cell>
          <table:table-cell office:value-type="float" office:value="0.074043" calcext:value-type="float">
            <text:p>0.0740</text:p>
          </table:table-cell>
          <table:table-cell table:formula="of:=([.$A7]*[.$A7]*[.$A7]/1000000)/[.B7]" office:value-type="float" office:value="267299.433408016" calcext:value-type="float">
            <text:p>267299.43</text:p>
          </table:table-cell>
          <table:table-cell table:formula="of:=([.$A7]*[.$A7]*[.$A7]/1000000)/[.C7]" office:value-type="float" office:value="14501.5980443796" calcext:value-type="float">
            <text:p>14501.60</text:p>
          </table:table-cell>
          <table:table-cell table:formula="of:=[.C7]/[.B7]" office:value-type="float" office:value="18.4324122479462" calcext:value-type="float">
            <text:p>18.43</text:p>
          </table:table-cell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float" office:value="0.011761" calcext:value-type="float">
            <text:p>0.0118</text:p>
          </table:table-cell>
          <table:table-cell office:value-type="float" office:value="0.235353" calcext:value-type="float">
            <text:p>0.2354</text:p>
          </table:table-cell>
          <table:table-cell table:formula="of:=([.$A8]*[.$A8]*[.$A8]/1000000)/[.B8]" office:value-type="float" office:value="309331.933679109" calcext:value-type="float">
            <text:p>309331.93</text:p>
          </table:table-cell>
          <table:table-cell table:formula="of:=([.$A8]*[.$A8]*[.$A8]/1000000)/[.C8]" office:value-type="float" office:value="15457.8563774415" calcext:value-type="float">
            <text:p>15457.86</text:p>
          </table:table-cell>
          <table:table-cell table:formula="of:=[.C8]/[.B8]" office:value-type="float" office:value="20.0113085621971" calcext:value-type="float">
            <text:p>20.01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float" office:value="0.033397" calcext:value-type="float">
            <text:p>0.0334</text:p>
          </table:table-cell>
          <table:table-cell office:value-type="float" office:value="0.576851" calcext:value-type="float">
            <text:p>0.5769</text:p>
          </table:table-cell>
          <table:table-cell table:formula="of:=([.$A9]*[.$A9]*[.$A9]/1000000)/[.B9]" office:value-type="float" office:value="257206.772823906" calcext:value-type="float">
            <text:p>257206.77</text:p>
          </table:table-cell>
          <table:table-cell table:formula="of:=([.$A9]*[.$A9]*[.$A9]/1000000)/[.C9]" office:value-type="float" office:value="14891.0803517719" calcext:value-type="float">
            <text:p>14891.08</text:p>
          </table:table-cell>
          <table:table-cell table:formula="of:=[.C9]/[.B9]" office:value-type="float" office:value="17.2725394496512" calcext:value-type="float">
            <text:p>17.27</text:p>
          </table:table-cell>
        </table:table-row>
        <table:table-row table:style-name="ro2">
          <table:table-cell office:value-type="float" office:value="2560" calcext:value-type="float">
            <text:p>2560</text:p>
          </table:table-cell>
          <table:table-cell office:value-type="float" office:value="0.049963" calcext:value-type="float">
            <text:p>0.0500</text:p>
          </table:table-cell>
          <table:table-cell office:value-type="float" office:value="1.137351" calcext:value-type="float">
            <text:p>1.1374</text:p>
          </table:table-cell>
          <table:table-cell table:formula="of:=([.$A10]*[.$A10]*[.$A10]/1000000)/[.B10]" office:value-type="float" office:value="335792.806676941" calcext:value-type="float">
            <text:p>335792.81</text:p>
          </table:table-cell>
          <table:table-cell table:formula="of:=([.$A10]*[.$A10]*[.$A10]/1000000)/[.C10]" office:value-type="float" office:value="14751.1331154586" calcext:value-type="float">
            <text:p>14751.13</text:p>
          </table:table-cell>
          <table:table-cell table:formula="of:=[.C10]/[.B10]" office:value-type="float" office:value="22.7638652602926" calcext:value-type="float">
            <text:p>22.76</text:p>
          </table:table-cell>
        </table:table-row>
        <table:table-row table:style-name="ro2">
          <table:table-cell office:value-type="float" office:value="3072" calcext:value-type="float">
            <text:p>3072</text:p>
          </table:table-cell>
          <table:table-cell office:value-type="float" office:value="0.077021" calcext:value-type="float">
            <text:p>0.0770</text:p>
          </table:table-cell>
          <table:table-cell office:value-type="float" office:value="2.056856" calcext:value-type="float">
            <text:p>2.0569</text:p>
          </table:table-cell>
          <table:table-cell table:formula="of:=([.$A11]*[.$A11]*[.$A11]/1000000)/[.B11]" office:value-type="float" office:value="376404.217654925" calcext:value-type="float">
            <text:p>376404.22</text:p>
          </table:table-cell>
          <table:table-cell table:formula="of:=([.$A11]*[.$A11]*[.$A11]/1000000)/[.C11]" office:value-type="float" office:value="14094.8268853046" calcext:value-type="float">
            <text:p>14094.83</text:p>
          </table:table-cell>
          <table:table-cell table:formula="of:=[.C11]/[.B11]" office:value-type="float" office:value="26.7051323664974" calcext:value-type="float">
            <text:p>26.71</text:p>
          </table:table-cell>
        </table:table-row>
        <table:table-row table:style-name="ro2">
          <table:table-cell office:value-type="float" office:value="3584" calcext:value-type="float">
            <text:p>3584</text:p>
          </table:table-cell>
          <table:table-cell office:value-type="float" office:value="0.103181" calcext:value-type="float">
            <text:p>0.1032</text:p>
          </table:table-cell>
          <table:table-cell office:value-type="float" office:value="3.089662" calcext:value-type="float">
            <text:p>3.0897</text:p>
          </table:table-cell>
          <table:table-cell table:formula="of:=([.$A12]*[.$A12]*[.$A12]/1000000)/[.B12]" office:value-type="float" office:value="446174.011726965" calcext:value-type="float">
            <text:p>446174.01</text:p>
          </table:table-cell>
          <table:table-cell table:formula="of:=([.$A12]*[.$A12]*[.$A12]/1000000)/[.C12]" office:value-type="float" office:value="14900.232033148" calcext:value-type="float">
            <text:p>14900.23</text:p>
          </table:table-cell>
          <table:table-cell table:formula="of:=[.C12]/[.B12]" office:value-type="float" office:value="29.9440982351402" calcext:value-type="float">
            <text:p>29.94</text:p>
          </table:table-cell>
        </table:table-row>
        <table:table-row table:style-name="ro2">
          <table:table-cell table:style-name="ce14" office:value-type="float" office:value="4096" calcext:value-type="float">
            <text:p>4096</text:p>
          </table:table-cell>
          <table:table-cell table:style-name="ce19" office:value-type="float" office:value="0.149996" calcext:value-type="float">
            <text:p>0.1500</text:p>
          </table:table-cell>
          <table:table-cell table:style-name="ce24" office:value-type="float" office:value="4.644266" calcext:value-type="float">
            <text:p>4.6443</text:p>
          </table:table-cell>
          <table:table-cell table:style-name="ce26" table:formula="of:=([.$A13]*[.$A13]*[.$A13]/1000000)/[.B13]" office:value-type="float" office:value="458142.062028321" calcext:value-type="float">
            <text:p>458142.06</text:p>
          </table:table-cell>
          <table:table-cell table:style-name="ce28" table:formula="of:=([.$A13]*[.$A13]*[.$A13]/1000000)/[.C13]" office:value-type="float" office:value="14796.6280863327" calcext:value-type="float">
            <text:p>14796.63</text:p>
          </table:table-cell>
          <table:table-cell table:style-name="ce32" table:formula="of:=[.C13]/[.B13]" office:value-type="float" office:value="30.9625990026401" calcext:value-type="float">
            <text:p>30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reno Marzolla</meta:initial-creator>
    <meta:creation-date>2022-11-20T12:49:20.541131647</meta:creation-date>
    <dc:date>2025-10-06T18:59:15.534306600</dc:date>
    <meta:editing-duration>PT2H29M3S</meta:editing-duration>
    <meta:editing-cycles>43</meta:editing-cycles>
    <meta:generator>LibreOffice/24.2.7.2$Linux_X86_64 LibreOffice_project/420$Build-2</meta:generator>
    <meta:document-statistic meta:table-count="2" meta:cell-count="98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2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822cm" svg:height="9.004cm" xlink:href=".." xlink:type="simple" chart:class="chart:scatter" chart:style-name="ch1">
        <chart:title svg:x="4.772cm" svg:y="0.316cm" chart:style-name="ch2">
          <text:p>Wall-clock time</text:p>
        </chart:title>
        <chart:subtitle svg:x="5.149cm" svg:y="0.923cm" chart:style-name="ch3">
          <text:p>Matmul kernel</text:p>
        </chart:subtitle>
        <chart:legend chart:legend-position="end" svg:x="6.178cm" svg:y="6.502cm" style:legend-expansion="custom" svg:width="5.325cm" svg:height="0.63cm" style:legend-expansion-aspect-ratio="8.45238095238095" chart:style-name="ch4"/>
        <chart:plot-area chart:style-name="ch5" table:cell-range-address="Sheet1.A2:Sheet1.C13" chart:data-source-has-labels="both" svg:x="0.812cm" svg:y="1.627cm" svg:width="11.193cm" svg:height="6.221cm">
          <chart:coordinate-region svg:x="2.354cm" svg:y="1.829cm" svg:width="9.258cm" svg:height="5.366cm"/>
          <chart:axis chart:dimension="x" chart:name="primary-x" chart:style-name="ch6" chartooo:axis-type="auto">
            <chart:title svg:x="4.393cm" svg:y="8.028cm" chart:style-name="ch7">
              <text:p>Problem size (matrix side n)</text:p>
            </chart:title>
            <chart:categories table:cell-range-address="Sheet1.A3:Sheet1.A13"/>
          </chart:axis>
          <chart:axis chart:dimension="y" chart:name="primary-y" chart:style-name="ch8">
            <chart:title svg:x="0.006cm" svg:y="6.064cm" chart:style-name="ch9">
              <text:p>Execution time (s)</text:p>
            </chart:title>
            <chart:grid chart:style-name="ch10" chart:class="major"/>
          </chart:axis>
          <chart:series chart:style-name="ch11" chart:values-cell-range-address="Sheet1.B3:Sheet1.B13" chart:label-cell-address="Sheet1.B2:Sheet1.B2" chart:class="chart:scatter">
            <chart:domain table:cell-range-address="Sheet1.A3:Sheet1.A13"/>
            <chart:data-point chart:repeated="11"/>
          </chart:series>
          <chart:series chart:style-name="ch12" chart:values-cell-range-address="Sheet1.C3:Sheet1.C13" chart:label-cell-address="Sheet1.C2:Sheet1.C2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DA</text:p>
                <draw:g>
                  <svg:desc>Sheet1.B2:Sheet1.B2</svg:desc>
                </draw:g>
              </table:table-cell>
              <table:table-cell office:value-type="string">
                <text:p>OpenMP
(16 cores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Sheet1.A3:Sheet1.A13</svg:desc>
                </draw:g>
              </table:table-cell>
              <table:table-cell office:value-type="float" office:value="128">
                <text:p>128</text:p>
                <draw:g>
                  <svg:desc>Sheet1.A3:Sheet1.A13</svg:desc>
                </draw:g>
              </table:table-cell>
              <table:table-cell office:value-type="float" office:value="0.000105">
                <text:p>0.000105</text:p>
                <draw:g>
                  <svg:desc>Sheet1.B3:Sheet1.B13</svg:desc>
                </draw:g>
              </table:table-cell>
              <table:table-cell office:value-type="float" office:value="0.000928">
                <text:p>0.000928</text:p>
                <draw:g>
                  <svg:desc>Sheet1.C3:Sheet1.C13</svg:desc>
                </draw:g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000205">
                <text:p>0.000205</text:p>
              </table:table-cell>
              <table:table-cell office:value-type="float" office:value="0.003863">
                <text:p>0.003863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000529">
                <text:p>0.000529</text:p>
              </table:table-cell>
              <table:table-cell office:value-type="float" office:value="0.007798">
                <text:p>0.007798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0.001344">
                <text:p>0.001344</text:p>
              </table:table-cell>
              <table:table-cell office:value-type="float" office:value="0.01855">
                <text:p>0.0185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0.004017">
                <text:p>0.004017</text:p>
              </table:table-cell>
              <table:table-cell office:value-type="float" office:value="0.074043">
                <text:p>0.074043</text:p>
              </table:table-cell>
            </table:table-row>
            <table:table-row>
              <table:table-cell office:value-type="float" office:value="1538">
                <text:p>1538</text:p>
              </table:table-cell>
              <table:table-cell office:value-type="float" office:value="1538">
                <text:p>1538</text:p>
              </table:table-cell>
              <table:table-cell office:value-type="float" office:value="0.011761">
                <text:p>0.011761</text:p>
              </table:table-cell>
              <table:table-cell office:value-type="float" office:value="0.235353">
                <text:p>0.23535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0.033397">
                <text:p>0.033397</text:p>
              </table:table-cell>
              <table:table-cell office:value-type="float" office:value="0.576851">
                <text:p>0.57685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2560">
                <text:p>2560</text:p>
              </table:table-cell>
              <table:table-cell office:value-type="float" office:value="0.049963">
                <text:p>0.049963</text:p>
              </table:table-cell>
              <table:table-cell office:value-type="float" office:value="1.137351">
                <text:p>1.137351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3072">
                <text:p>3072</text:p>
              </table:table-cell>
              <table:table-cell office:value-type="float" office:value="0.077021">
                <text:p>0.077021</text:p>
              </table:table-cell>
              <table:table-cell office:value-type="float" office:value="2.056856">
                <text:p>2.056856</text:p>
              </table:table-cell>
            </table:table-row>
            <table:table-row>
              <table:table-cell office:value-type="float" office:value="3584">
                <text:p>3584</text:p>
              </table:table-cell>
              <table:table-cell office:value-type="float" office:value="3584">
                <text:p>3584</text:p>
              </table:table-cell>
              <table:table-cell office:value-type="float" office:value="0.103181">
                <text:p>0.103181</text:p>
              </table:table-cell>
              <table:table-cell office:value-type="float" office:value="3.089662">
                <text:p>3.08966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0.149996">
                <text:p>0.149996</text:p>
              </table:table-cell>
              <table:table-cell office:value-type="float" office:value="4.644266">
                <text:p>4.6442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down" chart:symbol-width="0.25cm" chart:symbol-height="0.25cm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763cm" svg:height="9.144cm" xlink:href=".." xlink:type="simple" chart:class="chart:scatter" chart:column-mapping="" chart:style-name="ch1">
        <chart:title svg:x="3.895cm" svg:y="0.318cm" chart:style-name="ch2">
          <text:p>Throughput (Mops/sec)</text:p>
        </chart:title>
        <chart:subtitle svg:x="5.119cm" svg:y="0.913cm" chart:style-name="ch3">
          <text:p>Matmul kernel</text:p>
        </chart:subtitle>
        <chart:legend chart:legend-position="end" svg:x="6.095cm" svg:y="6.519cm" style:legend-expansion="custom" svg:width="5.718cm" svg:height="0.681cm" style:legend-expansion-aspect-ratio="8.39647577092511" chart:style-name="ch4"/>
        <chart:plot-area chart:style-name="ch5" table:cell-range-address="Sheet1.A3:Sheet1.A13 Sheet1.D2:Sheet1.E13" chart:data-source-has-labels="both" svg:x="0.812cm" svg:y="1.683cm" svg:width="11.547cm" svg:height="6.304cm">
          <chart:coordinate-region svg:x="2.945cm" svg:y="1.886cm" svg:width="9.021cm" svg:height="5.449cm"/>
          <chart:axis chart:dimension="x" chart:name="primary-x" chart:style-name="ch6" chartooo:axis-type="auto">
            <chart:title svg:x="4.57cm" svg:y="8.169cm" chart:style-name="ch7">
              <text:p>Problem size (matrix side n)</text:p>
            </chart:title>
            <chart:categories table:cell-range-address="Sheet1.A3:Sheet1.A13"/>
          </chart:axis>
          <chart:axis chart:dimension="y" chart:name="primary-y" chart:style-name="ch8">
            <chart:title svg:x="0.007cm" svg:y="5.697cm" chart:style-name="ch9">
              <text:p>Throughput</text:p>
            </chart:title>
            <chart:grid chart:style-name="ch10" chart:class="major"/>
          </chart:axis>
          <chart:series chart:style-name="ch11" chart:values-cell-range-address="Sheet1.D3:Sheet1.D13" chart:label-cell-address="Sheet1.D2:Sheet1.D2" chart:class="chart:scatter">
            <chart:domain table:cell-range-address="Sheet1.A3:Sheet1.A13"/>
            <chart:data-point chart:repeated="5"/>
            <chart:data-point chart:style-name="ch12"/>
            <chart:data-point chart:repeated="5"/>
          </chart:series>
          <chart:series chart:style-name="ch13" chart:values-cell-range-address="Sheet1.E3:Sheet1.E13" chart:label-cell-address="Sheet1.E2:Sheet1.E2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UDA</text:p>
                <draw:g>
                  <svg:desc>Sheet1.D2:Sheet1.D2</svg:desc>
                </draw:g>
              </table:table-cell>
              <table:table-cell office:value-type="string">
                <text:p>OpenMP
(16 cores)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Sheet1.A3:Sheet1.A13</svg:desc>
                </draw:g>
              </table:table-cell>
              <table:table-cell office:value-type="float" office:value="128">
                <text:p>128</text:p>
                <draw:g>
                  <svg:desc>Sheet1.A3:Sheet1.A13</svg:desc>
                </draw:g>
              </table:table-cell>
              <table:table-cell office:value-type="float" office:value="19972.8761904762">
                <text:p>19972.8761904762</text:p>
                <draw:g>
                  <svg:desc>Sheet1.D3:Sheet1.D13</svg:desc>
                </draw:g>
              </table:table-cell>
              <table:table-cell office:value-type="float" office:value="2259.86206896552">
                <text:p>2259.86206896552</text:p>
                <draw:g>
                  <svg:desc>Sheet1.E3:Sheet1.E13</svg:desc>
                </draw:g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81840.0780487805">
                <text:p>81840.0780487805</text:p>
              </table:table-cell>
              <table:table-cell office:value-type="float" office:value="4343.0535852964">
                <text:p>4343.0535852964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07876.417769376">
                <text:p>107876.417769376</text:p>
              </table:table-cell>
              <table:table-cell office:value-type="float" office:value="7318.11041292639">
                <text:p>7318.11041292639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70551.285714286">
                <text:p>170551.285714286</text:p>
              </table:table-cell>
              <table:table-cell office:value-type="float" office:value="12356.9233423181">
                <text:p>12356.923342318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024">
                <text:p>1024</text:p>
              </table:table-cell>
              <table:table-cell office:value-type="float" office:value="267299.433408016">
                <text:p>267299.433408016</text:p>
              </table:table-cell>
              <table:table-cell office:value-type="float" office:value="14501.5980443796">
                <text:p>14501.5980443796</text:p>
              </table:table-cell>
            </table:table-row>
            <table:table-row>
              <table:table-cell office:value-type="float" office:value="1538">
                <text:p>1538</text:p>
              </table:table-cell>
              <table:table-cell office:value-type="float" office:value="1538">
                <text:p>1538</text:p>
              </table:table-cell>
              <table:table-cell office:value-type="float" office:value="309331.933679109">
                <text:p>309331.933679109</text:p>
              </table:table-cell>
              <table:table-cell office:value-type="float" office:value="15457.8563774415">
                <text:p>15457.856377441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048">
                <text:p>2048</text:p>
              </table:table-cell>
              <table:table-cell office:value-type="float" office:value="257206.772823906">
                <text:p>257206.772823906</text:p>
              </table:table-cell>
              <table:table-cell office:value-type="float" office:value="14891.0803517719">
                <text:p>14891.0803517719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2560">
                <text:p>2560</text:p>
              </table:table-cell>
              <table:table-cell office:value-type="float" office:value="335792.806676941">
                <text:p>335792.806676941</text:p>
              </table:table-cell>
              <table:table-cell office:value-type="float" office:value="14751.1331154586">
                <text:p>14751.1331154586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3072">
                <text:p>3072</text:p>
              </table:table-cell>
              <table:table-cell office:value-type="float" office:value="376404.217654925">
                <text:p>376404.217654925</text:p>
              </table:table-cell>
              <table:table-cell office:value-type="float" office:value="14094.8268853046">
                <text:p>14094.8268853046</text:p>
              </table:table-cell>
            </table:table-row>
            <table:table-row>
              <table:table-cell office:value-type="float" office:value="3584">
                <text:p>3584</text:p>
              </table:table-cell>
              <table:table-cell office:value-type="float" office:value="3584">
                <text:p>3584</text:p>
              </table:table-cell>
              <table:table-cell office:value-type="float" office:value="446174.011726965">
                <text:p>446174.011726965</text:p>
              </table:table-cell>
              <table:table-cell office:value-type="float" office:value="14900.232033148">
                <text:p>14900.23203314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96">
                <text:p>4096</text:p>
              </table:table-cell>
              <table:table-cell office:value-type="float" office:value="458142.062028321">
                <text:p>458142.062028321</text:p>
              </table:table-cell>
              <table:table-cell office:value-type="float" office:value="14796.6280863327">
                <text:p>14796.62808633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37cm" svg:height="9cm" xlink:href=".." xlink:type="simple" chart:class="chart:bar" chart:style-name="ch1">
        <chart:title svg:x="4.465cm" svg:y="0.362cm" chart:style-name="ch2">
          <text:p>CUDA speedup vs. OpenMP</text:p>
        </chart:title>
        <chart:plot-area chart:style-name="ch3" table:cell-range-address="Sheet1.A3:Sheet1.A13 Sheet1.F2:Sheet1.F13" chart:data-source-has-labels="both" svg:x="1.251cm" svg:y="1.301cm" svg:width="11.036cm" svg:height="6.548cm">
          <chart:coordinate-region svg:x="2.391cm" svg:y="1.503cm" svg:width="9.896cm" svg:height="5.693cm"/>
          <chart:axis chart:dimension="x" chart:name="primary-x" chart:style-name="ch4" chartooo:axis-type="auto">
            <chartooo:date-scale/>
            <chart:title svg:x="4.754cm" svg:y="8.029cm" chart:style-name="ch5">
              <text:p>Problem size (matrix side n)</text:p>
            </chart:title>
            <chart:categories table:cell-range-address="Sheet1.A3:Sheet1.A13"/>
          </chart:axis>
          <chart:axis chart:dimension="y" chart:name="primary-y" chart:style-name="ch6">
            <chart:title svg:x="0.451cm" svg:y="5.267cm" chart:style-name="ch7">
              <text:p>Speedup</text:p>
            </chart:title>
            <chart:grid chart:style-name="ch8" chart:class="major"/>
          </chart:axis>
          <chart:series chart:style-name="ch9" chart:values-cell-range-address="Sheet1.F3:Sheet1.F13" chart:label-cell-address="Sheet1.F2:Sheet1.F2" chart:class="chart:bar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speedup vs OpenMP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28</text:p>
                <draw:g>
                  <svg:desc>Sheet1.A3:Sheet1.A13</svg:desc>
                </draw:g>
              </table:table-cell>
              <table:table-cell office:value-type="float" office:value="8.83809523809524">
                <text:p>8.83809523809524</text:p>
                <draw:g>
                  <svg:desc>Sheet1.F3:Sheet1.F13</svg:desc>
                </draw:g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8.8439024390244">
                <text:p>18.8439024390244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14.7410207939509">
                <text:p>14.7410207939509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13.8020833333333">
                <text:p>13.802083333333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8.4324122479462">
                <text:p>18.4324122479462</text:p>
              </table:table-cell>
            </table:table-row>
            <table:table-row>
              <table:table-cell office:value-type="float" office:value="1538">
                <text:p>1538</text:p>
              </table:table-cell>
              <table:table-cell office:value-type="float" office:value="20.0113085621971">
                <text:p>20.011308562197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7.2725394496512">
                <text:p>17.2725394496512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22.7638652602926">
                <text:p>22.7638652602926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26.7051323664974">
                <text:p>26.7051323664974</text:p>
              </table:table-cell>
            </table:table-row>
            <table:table-row>
              <table:table-cell office:value-type="float" office:value="3584">
                <text:p>3584</text:p>
              </table:table-cell>
              <table:table-cell office:value-type="float" office:value="29.9440982351402">
                <text:p>29.944098235140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0.9625990026401">
                <text:p>30.96259900264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